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ivraison_stock_cab">
        <table:table-row>
          <table:table-cell office:value-type="string">
            <text:p>code</text:p>
          </table:table-cell>
          <table:table-cell office:value-type="string">
            <text:p>id</text:p>
          </table:table-cell>
        </table:table-row>
        <table:table-row>
          <table:table-cell office:value-type="string">
            <text:p>2022890024</text:p>
          </table:table-cell>
          <table:table-cell office:value-type="float" office:value="85339">
            <text:p>85339</text:p>
          </table:table-cell>
        </table:table-row>
        <table:table-row>
          <table:table-cell office:value-type="string">
            <text:p>2022939695</text:p>
          </table:table-cell>
          <table:table-cell office:value-type="float" office:value="115687">
            <text:p>115687</text:p>
          </table:table-cell>
        </table:table-row>
        <table:table-row>
          <table:table-cell office:value-type="string">
            <text:p>2022941727</text:p>
          </table:table-cell>
          <table:table-cell office:value-type="float" office:value="117189">
            <text:p>117189</text:p>
          </table:table-cell>
        </table:table-row>
        <table:table-row>
          <table:table-cell office:value-type="string">
            <text:p>2022941744</text:p>
          </table:table-cell>
          <table:table-cell office:value-type="float" office:value="117206">
            <text:p>117206</text:p>
          </table:table-cell>
        </table:table-row>
        <table:table-row>
          <table:table-cell office:value-type="string">
            <text:p>2022941962</text:p>
          </table:table-cell>
          <table:table-cell office:value-type="float" office:value="117378">
            <text:p>117378</text:p>
          </table:table-cell>
        </table:table-row>
        <table:table-row>
          <table:table-cell office:value-type="string">
            <text:p>2022956700</text:p>
          </table:table-cell>
          <table:table-cell office:value-type="float" office:value="131421">
            <text:p>131421</text:p>
          </table:table-cell>
        </table:table-row>
        <table:table-row>
          <table:table-cell office:value-type="string">
            <text:p>2022957953</text:p>
          </table:table-cell>
          <table:table-cell office:value-type="float" office:value="132645">
            <text:p>132645</text:p>
          </table:table-cell>
        </table:table-row>
        <table:table-row>
          <table:table-cell office:value-type="string">
            <text:p>2022959969</text:p>
          </table:table-cell>
          <table:table-cell office:value-type="float" office:value="134589">
            <text:p>134589</text:p>
          </table:table-cell>
        </table:table-row>
        <table:table-row>
          <table:table-cell office:value-type="string">
            <text:p>2022968504</text:p>
          </table:table-cell>
          <table:table-cell office:value-type="float" office:value="142921">
            <text:p>142921</text:p>
          </table:table-cell>
        </table:table-row>
        <table:table-row>
          <table:table-cell office:value-type="string">
            <text:p>2022970582</text:p>
          </table:table-cell>
          <table:table-cell office:value-type="float" office:value="144971">
            <text:p>144971</text:p>
          </table:table-cell>
        </table:table-row>
        <table:table-row>
          <table:table-cell office:value-type="string">
            <text:p>2022974157</text:p>
          </table:table-cell>
          <table:table-cell office:value-type="float" office:value="148400">
            <text:p>148400</text:p>
          </table:table-cell>
        </table:table-row>
        <table:table-row>
          <table:table-cell office:value-type="string">
            <text:p>2022974469</text:p>
          </table:table-cell>
          <table:table-cell office:value-type="float" office:value="148711">
            <text:p>148711</text:p>
          </table:table-cell>
        </table:table-row>
        <table:table-row>
          <table:table-cell office:value-type="string">
            <text:p>2022977124</text:p>
          </table:table-cell>
          <table:table-cell office:value-type="float" office:value="151316">
            <text:p>151316</text:p>
          </table:table-cell>
        </table:table-row>
        <table:table-row>
          <table:table-cell office:value-type="string">
            <text:p>2022977125</text:p>
          </table:table-cell>
          <table:table-cell office:value-type="float" office:value="151317">
            <text:p>151317</text:p>
          </table:table-cell>
        </table:table-row>
        <table:table-row>
          <table:table-cell office:value-type="string">
            <text:p>2022980298</text:p>
          </table:table-cell>
          <table:table-cell office:value-type="float" office:value="154393">
            <text:p>154393</text:p>
          </table:table-cell>
        </table:table-row>
        <table:table-row>
          <table:table-cell office:value-type="string">
            <text:p>2022984796</text:p>
          </table:table-cell>
          <table:table-cell office:value-type="float" office:value="158805">
            <text:p>158805</text:p>
          </table:table-cell>
        </table:table-row>
        <table:table-row>
          <table:table-cell office:value-type="string">
            <text:p>2022986821</text:p>
          </table:table-cell>
          <table:table-cell office:value-type="float" office:value="160750">
            <text:p>160750</text:p>
          </table:table-cell>
        </table:table-row>
        <table:table-row>
          <table:table-cell office:value-type="string">
            <text:p>2022987092</text:p>
          </table:table-cell>
          <table:table-cell office:value-type="float" office:value="161018">
            <text:p>161018</text:p>
          </table:table-cell>
        </table:table-row>
        <table:table-row>
          <table:table-cell office:value-type="string">
            <text:p>2022987223</text:p>
          </table:table-cell>
          <table:table-cell office:value-type="float" office:value="161142">
            <text:p>161142</text:p>
          </table:table-cell>
        </table:table-row>
        <table:table-row>
          <table:table-cell office:value-type="string">
            <text:p>2022990030</text:p>
          </table:table-cell>
          <table:table-cell office:value-type="float" office:value="163748">
            <text:p>163748</text:p>
          </table:table-cell>
        </table:table-row>
        <table:table-row>
          <table:table-cell office:value-type="string">
            <text:p>2022990193</text:p>
          </table:table-cell>
          <table:table-cell office:value-type="float" office:value="163845">
            <text:p>163845</text:p>
          </table:table-cell>
        </table:table-row>
        <table:table-row>
          <table:table-cell office:value-type="string">
            <text:p>2022991191</text:p>
          </table:table-cell>
          <table:table-cell office:value-type="float" office:value="164435">
            <text:p>164435</text:p>
          </table:table-cell>
        </table:table-row>
        <table:table-row>
          <table:table-cell office:value-type="string">
            <text:p>2022991224</text:p>
          </table:table-cell>
          <table:table-cell office:value-type="float" office:value="164445">
            <text:p>164445</text:p>
          </table:table-cell>
        </table:table-row>
        <table:table-row>
          <table:table-cell office:value-type="string">
            <text:p>2022991670</text:p>
          </table:table-cell>
          <table:table-cell office:value-type="float" office:value="164762">
            <text:p>164762</text:p>
          </table:table-cell>
        </table:table-row>
        <table:table-row>
          <table:table-cell office:value-type="string">
            <text:p>2022992614</text:p>
          </table:table-cell>
          <table:table-cell office:value-type="float" office:value="165287">
            <text:p>165287</text:p>
          </table:table-cell>
        </table:table-row>
        <table:table-row>
          <table:table-cell office:value-type="string">
            <text:p>2022993220</text:p>
          </table:table-cell>
          <table:table-cell office:value-type="float" office:value="165794">
            <text:p>165794</text:p>
          </table:table-cell>
        </table:table-row>
        <table:table-row>
          <table:table-cell office:value-type="string">
            <text:p>2022996929</text:p>
          </table:table-cell>
          <table:table-cell office:value-type="float" office:value="169384">
            <text:p>169384</text:p>
          </table:table-cell>
        </table:table-row>
        <table:table-row>
          <table:table-cell office:value-type="string">
            <text:p>2022998428</text:p>
          </table:table-cell>
          <table:table-cell office:value-type="float" office:value="170946">
            <text:p>170946</text:p>
          </table:table-cell>
        </table:table-row>
        <table:table-row>
          <table:table-cell office:value-type="string">
            <text:p>2022998980</text:p>
          </table:table-cell>
          <table:table-cell office:value-type="float" office:value="171498">
            <text:p>171498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01-06T11:51:15+01:00</meta:creation-date>
  </office:meta>
</office:document-meta>
</file>